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15cm" draw:marker-end-width="0.1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06cm" svg:height="3.482cm" svg:x="4cm" svg:y="17.137cm">
          <text:p text:style-name="P1">Material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506cm" svg:y1="4.1cm" svg:x2="13.655cm" svg:y2="4.1cm">
          <text:p/>
        </draw:line>
        <draw:line draw:style-name="gr3" draw:text-style-name="P1" draw:layer="layout" svg:x1="11.724cm" svg:y1="4.101cm" svg:x2="13.494cm" svg:y2="3.534cm">
          <text:p/>
        </draw:line>
        <draw:line draw:style-name="gr3" draw:text-style-name="P1" draw:layer="layout" svg:x1="11.644cm" svg:y1="4.1cm" svg:x2="13.495cm" svg:y2="4.505cm">
          <text:p/>
        </draw:line>
        <draw:line draw:style-name="gr3" draw:text-style-name="P1" draw:layer="layout" svg:x1="6.253cm" svg:y1="5.882cm" svg:x2="6.253cm" svg:y2="11.064cm">
          <text:p/>
        </draw:line>
        <draw:line draw:style-name="gr3" draw:text-style-name="P1" draw:layer="layout" svg:x1="6.253cm" svg:y1="11.064cm" svg:x2="12.77cm" svg:y2="11.064cm">
          <text:p/>
        </draw:line>
        <draw:line draw:style-name="gr3" draw:text-style-name="P1" draw:layer="layout" svg:x1="11cm" svg:y1="11.064cm" svg:x2="12.77cm" svg:y2="10.497cm">
          <text:p/>
        </draw:line>
        <draw:line draw:style-name="gr3" draw:text-style-name="P1" draw:layer="layout" svg:x1="10.969cm" svg:y1="11.064cm" svg:x2="12.82cm" svg:y2="11.469cm">
          <text:p/>
        </draw:line>
        <draw:custom-shape draw:style-name="gr1" draw:text-style-name="P1" draw:layer="layout" svg:width="4.506cm" svg:height="3.482cm" svg:x="12.77cm" svg:y="9.364cm">
          <text:p text:style-name="P1">Job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667cm" svg:y1="5.801cm" svg:x2="15.667cm" svg:y2="9.364cm">
          <text:p/>
        </draw:line>
        <draw:custom-shape draw:style-name="gr1" draw:text-style-name="P1" draw:layer="layout" svg:width="4.506cm" svg:height="3.482cm" svg:x="13.494cm" svg:y="2.481cm">
          <text:p text:style-name="P1">Invoice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506cm" svg:y1="19.162cm" svg:x2="12.77cm" svg:y2="19.162cm">
          <text:p/>
        </draw:line>
        <draw:line draw:style-name="gr3" draw:text-style-name="P1" draw:layer="layout" svg:x1="11cm" svg:y1="19.162cm" svg:x2="12.77cm" svg:y2="18.595cm">
          <text:p/>
        </draw:line>
        <draw:line draw:style-name="gr3" draw:text-style-name="P1" draw:layer="layout" svg:x1="10.969cm" svg:y1="19.162cm" svg:x2="12.82cm" svg:y2="19.567cm">
          <text:p/>
        </draw:line>
        <draw:g>
          <draw:line draw:style-name="gr3" draw:text-style-name="P1" draw:layer="layout" svg:x1="14.999cm" svg:y1="12.846cm" svg:x2="15.023cm" svg:y2="17.218cm">
            <text:p/>
          </draw:line>
          <draw:line draw:style-name="gr3" draw:text-style-name="P1" draw:layer="layout" svg:x1="15.013cm" svg:y1="15.402cm" svg:x2="15.586cm" svg:y2="17.213cm">
            <text:p/>
          </draw:line>
          <draw:line draw:style-name="gr3" draw:text-style-name="P1" draw:layer="layout" svg:x1="15.013cm" svg:y1="15.37cm" svg:x2="14.621cm" svg:y2="17.27cm">
            <text:p/>
          </draw:line>
        </draw:g>
        <draw:custom-shape draw:style-name="gr1" draw:text-style-name="P1" draw:layer="layout" svg:width="4.506cm" svg:height="3.482cm" svg:x="12.77cm" svg:y="17.218cm">
          <text:p text:style-name="P1">JobMaterials</text:p>
          <draw:enhanced-geometry svg:viewBox="0 0 21600 21600" draw:type="rectangle" draw:enhanced-path="M 0 0 L 21600 0 21600 21600 0 21600 0 0 Z N"/>
        </draw:custom-shape>
        <draw:g>
          <draw:line draw:style-name="gr3" draw:text-style-name="P1" draw:layer="layout" svg:x1="5.184cm" svg:y1="5.882cm" svg:x2="5.208cm" svg:y2="12.494cm">
            <text:p/>
          </draw:line>
          <draw:line draw:style-name="gr3" draw:text-style-name="P1" draw:layer="layout" svg:x1="5.207cm" svg:y1="11.145cm" svg:x2="5.851cm" svg:y2="12.603cm">
            <text:p/>
          </draw:line>
          <draw:line draw:style-name="gr3" draw:text-style-name="P1" draw:layer="layout" svg:x1="5.206cm" svg:y1="11.145cm" svg:x2="4.805cm" svg:y2="12.573cm">
            <text:p/>
          </draw:line>
        </draw:g>
        <draw:custom-shape draw:style-name="gr1" draw:text-style-name="P1" draw:layer="layout" svg:width="4.506cm" svg:height="3.482cm" svg:x="1.5cm" svg:y="23.3cm">
          <text:p text:style-name="P1">Plaster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23.3cm" svg:x2="3cm" svg:y2="3.9cm">
          <text:p/>
        </draw:line>
        <draw:line draw:style-name="gr3" draw:text-style-name="P1" draw:layer="layout" svg:x1="3cm" svg:y1="3.9cm" svg:x2="4cm" svg:y2="3.9cm">
          <text:p/>
        </draw:line>
        <draw:line draw:style-name="gr3" draw:text-style-name="P1" draw:layer="layout" svg:x1="3cm" svg:y1="3.9cm" svg:x2="4cm" svg:y2="3.6cm">
          <text:p/>
        </draw:line>
        <draw:line draw:style-name="gr3" draw:text-style-name="P1" draw:layer="layout" svg:x1="3cm" svg:y1="3.9cm" svg:x2="4.1cm" svg:y2="4.4cm">
          <text:p/>
        </draw:line>
        <draw:custom-shape draw:style-name="gr1" draw:text-style-name="P1" draw:layer="layout" svg:width="4.506cm" svg:height="3.482cm" svg:x="4cm" svg:y="2.4cm">
          <text:p text:style-name="P1">Client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1cm" svg:y1="25.2cm" svg:x2="10.4cm" svg:y2="25.2cm">
          <text:p/>
        </draw:line>
        <draw:line draw:style-name="gr3" draw:text-style-name="P1" draw:layer="layout" svg:x1="10.5cm" svg:y1="25.2cm" svg:x2="10.5cm" svg:y2="14.3cm">
          <text:p/>
        </draw:line>
        <draw:line draw:style-name="gr3" draw:text-style-name="P1" draw:layer="layout" svg:x1="10.5cm" svg:y1="14.3cm" svg:x2="8.5cm" svg:y2="14.3cm">
          <text:p/>
        </draw:line>
        <draw:line draw:style-name="gr3" draw:text-style-name="P1" draw:layer="layout" svg:x1="10.5cm" svg:y1="14.3cm" svg:x2="8.6cm" svg:y2="13.6cm">
          <text:p/>
        </draw:line>
        <draw:line draw:style-name="gr3" draw:text-style-name="P1" draw:layer="layout" svg:x1="10.5cm" svg:y1="14.3cm" svg:x2="8.5cm" svg:y2="14.9cm">
          <text:p/>
        </draw:line>
        <draw:custom-shape draw:style-name="gr1" draw:text-style-name="P1" draw:layer="layout" svg:width="4.506cm" svg:height="3.482cm" svg:x="4.08cm" svg:y="12.522cm">
          <text:p text:style-name="P1">Appointment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02T11:20:47.125000000</meta:creation-date>
    <dc:date>2014-10-02T17:07:45.68</dc:date>
    <meta:editing-duration>PT1H29M40S</meta:editing-duration>
    <meta:editing-cycles>8</meta:editing-cycles>
    <meta:generator>OpenOffice/4.0.0$Win32 OpenOffice.org_project/400m3$Build-9702</meta:generator>
    <meta:document-statistic meta:object-count="35"/>
  </office:meta>
</office:document-meta>
</file>